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number-matrix-columns-spanned="1" table:number-matrix-rows-spanned="1" table:formula="of:=SUM([All.E4:.E20]*[All.F4:.F20])" office:value-type="float" office:value="109" calcext:value-type="float">
            <text:p>10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 ($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1/0 Shielded Cable</text:p>
          </table:table-cell>
          <table:table-cell office:value-type="string" calcext:value-type="string">
            <text:p>Champlain</text:p>
          </table:table-cell>
          <table:table-cell office:value-type="string" calcext:value-type="string">
            <text:p>EXRAD XLE 600V</text:p>
          </table:table-cell>
          <table:table-cell office:value-type="string" calcext:value-type="string">
            <text:p>EVWest</text:p>
          </table:table-cell>
          <table:table-cell office:value-type="float" office:value="6" calcext:value-type="float">
            <text:p>6</text:p>
          </table:table-cell>
          <table:table-cell office:value-type="float" office:value="9.49" calcext:value-type="float">
            <text:p>9.49</text:p>
          </table:table-cell>
          <table:table-cell office:value-type="string" calcext:value-type="string">
            <text:p><text:a xlink:href="http://www.evwest.com/catalog/product_info.php?products_id=423" xlink:type="simple">http://www.evwest.com/catalog/product_info.php?products_id=423</text:a></text:p>
          </table:table-cell>
          <table:table-cell/>
        </table:table-row>
        <table:table-row table:style-name="ro3">
          <table:table-cell office:value-type="string" calcext:value-type="string">
            <text:p>1/4” by 3/4” motor bolt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/4” distorted thread nut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Shielded Cable Gland</text:p>
          </table:table-cell>
          <table:table-cell office:value-type="string" calcext:value-type="string">
            <text:p>Bud Industries</text:p>
          </table:table-cell>
          <table:table-cell office:value-type="string" calcext:value-type="string">
            <text:p>NG-9516</text:p>
          </table:table-cell>
          <table:table-cell office:value-type="string" calcext:value-type="string">
            <text:p>Digikey</text:p>
          </table:table-cell>
          <table:table-cell office:value-type="float" office:value="4" calcext:value-type="float">
            <text:p>4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<text:a xlink:href="http://www.digikey.ca/product-detail/en/bud-industries/NG-9516/377-1974-ND/439544" xlink:type="simple">http://www.digikey.ca/product-detail/en/bud-industries/NG-9516/377-1974-ND/439544</text:a></text:p>
          </table:table-cell>
          <table:table-cell/>
        </table:table-row>
        <table:table-row table:style-name="ro2">
          <table:table-cell office:value-type="string" calcext:value-type="string">
            <text:p>Charging connector cover</text:p>
          </table:table-cell>
          <table:table-cell office:value-type="string" calcext:value-type="string">
            <text:p>Conxall/Switchcraft</text:p>
          </table:table-cell>
          <table:table-cell office:value-type="string" calcext:value-type="string">
            <text:p>6295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<text:a xlink:href="http://www.digikey.com/product-detail/en/conxall-switchcraft/6295/SC1397-ND/965061" xlink:type="simple">http://www.digikey.com/product-detail/en/conxall-switchcraft/6295/SC1397-ND/965061</text:a></text:p>
          </table:table-cell>
          <table:table-cell/>
        </table:table-row>
        <table:table-row table:style-name="ro2">
          <table:table-cell office:value-type="string" calcext:value-type="string">
            <text:p>TSMP panel side male</text:p>
          </table:table-cell>
          <table:table-cell office:value-type="string" calcext:value-type="string">
            <text:p>Conxall/Switchcraft</text:p>
          </table:table-cell>
          <table:table-cell office:value-type="string" calcext:value-type="string">
            <text:p>6282-2PG-3DC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<text:a xlink:href="http://www.digikey.com/product-detail/en/conxall-switchcraft/6282-2PG-3DC/SC1262-ND/526227" xlink:type="simple">http://www.digikey.com/product-detail/en/conxall-switchcraft/6282-2PG-3DC/SC1262-ND/526227</text:a></text:p>
          </table:table-cell>
          <table:table-cell/>
        </table:table-row>
        <table:table-row table:style-name="ro2">
          <table:table-cell office:value-type="string" calcext:value-type="string">
            <text:p>TSMP panel side fem</text:p>
          </table:table-cell>
          <table:table-cell office:value-type="string" calcext:value-type="string">
            <text:p>Conxall/Switchcraft</text:p>
          </table:table-cell>
          <table:table-cell office:value-type="string" calcext:value-type="string">
            <text:p>6282-2SG-3DC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6.77" calcext:value-type="float">
            <text:p>6.77</text:p>
          </table:table-cell>
          <table:table-cell office:value-type="string" calcext:value-type="string">
            <text:p><text:a xlink:href="http://www.digikey.com/product-detail/en/conxall-switchcraft/6282-2SG-3DC/SC1263-ND/526228" xlink:type="simple">http://www.digikey.com/product-detail/en/conxall-switchcraft/6282-2SG-3DC/SC1263-ND/526228</text:a></text:p>
          </table:table-cell>
          <table:table-cell/>
        </table:table-row>
        <table:table-row table:style-name="ro2">
          <table:table-cell office:value-type="string" calcext:value-type="string">
            <text:p>AMS connector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9012160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a xlink:href="http://www.digikey.com/product-detail/en/0039012160/WM3707-ND/61394" xlink:type="simple">http://www.digikey.com/product-detail/en/0039012160/WM3707-ND/61394</text:a></text:p>
          </table:table-cell>
          <table:table-cell/>
        </table:table-row>
        <table:table-row table:style-name="ro2">
          <table:table-cell office:value-type="string" calcext:value-type="string">
            <text:p>AMS connector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9000039</text:p>
          </table:table-cell>
          <table:table-cell office:value-type="string" calcext:value-type="string">
            <text:p>Digikey</text:p>
          </table:table-cell>
          <table:table-cell office:value-type="float" office:value="15" calcext:value-type="float">
            <text:p>15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<text:a xlink:href="http://www.digikey.com/product-detail/en/0039000039/WM2501-ND/61448" xlink:type="simple">http://www.digikey.com/product-detail/en/0039000039/WM2501-ND/61448</text:a></text:p>
          </table:table-cell>
          <table:table-cell/>
        </table:table-row>
        <table:table-row table:style-name="ro2">
          <table:table-cell office:value-type="string" calcext:value-type="string">
            <text:p>AMS coil connector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50579404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a xlink:href="http://www.digikey.com/product-detail/en/0050579404/WM2902-ND/115057" xlink:type="simple">http://www.digikey.com/product-detail/en/0050579404/WM2902-ND/115057</text:a></text:p>
          </table:table-cell>
          <table:table-cell/>
        </table:table-row>
        <table:table-row table:style-name="ro2">
          <table:table-cell office:value-type="string" calcext:value-type="string">
            <text:p>AMS coil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020103</text:p>
          </table:table-cell>
          <table:table-cell office:value-type="string" calcext:value-type="string">
            <text:p>Digikey</text:p>
          </table:table-cell>
          <table:table-cell office:value-type="float" office:value="25" calcext:value-type="float">
            <text:p>25</text:p>
          </table:table-cell>
          <table:table-cell office:value-type="float" office:value="0.1632" calcext:value-type="float">
            <text:p>0.1632</text:p>
          </table:table-cell>
          <table:table-cell office:value-type="string" calcext:value-type="string">
            <text:p><text:a xlink:href="http://www.digikey.com/product-detail/en/0016020103/WM2512-ND/115063" xlink:type="simple">http://www.digikey.com/product-detail/en/0016020103/WM2512-ND/115063</text:a></text:p>
          </table:table-cell>
          <table:table-cell/>
        </table:table-row>
        <table:table-row table:style-name="ro2">
          <table:table-cell office:value-type="string" calcext:value-type="string">
            <text:p>AMS cell connector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0050579405</text:p>
          </table:table-cell>
          <table:table-cell office:value-type="string" calcext:value-type="string">
            <text:p>Digikey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a xlink:href="http://www.digikey.com/product-detail/en/0050579405/WM2903-ND/115035" xlink:type="simple">http://www.digikey.com/product-detail/en/0050579405/WM2903-ND/115035</text:a></text:p>
          </table:table-cell>
          <table:table-cell/>
        </table:table-row>
        <table:table-row table:style-name="ro2">
          <table:table-cell office:value-type="string" calcext:value-type="string">
            <text:p>#10 standoff</text:p>
          </table:table-cell>
          <table:table-cell office:value-type="string" calcext:value-type="string">
            <text:p>Essentra Components</text:p>
          </table:table-cell>
          <table:table-cell office:value-type="string" calcext:value-type="string">
            <text:p>005453000014</text:p>
          </table:table-cell>
          <table:table-cell office:value-type="string" calcext:value-type="string">
            <text:p>Digikey</text:p>
          </table:table-cell>
          <table:table-cell office:value-type="float" office:value="5" calcext:value-type="float">
            <text:p>5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a xlink:href="http://www.digikey.com/product-detail/en/essentra-components/005453000014/005453000014-ND/4104075" xlink:type="simple">http://www.digikey.com/product-detail/en/essentra-components/005453000014/005453000014-ND/4104075</text:a></text:p>
          </table:table-cell>
          <table:table-cell/>
        </table:table-row>
        <table:table-row table:style-name="ro2">
          <table:table-cell office:value-type="string" calcext:value-type="string">
            <text:p>#8 standoff</text:p>
          </table:table-cell>
          <table:table-cell office:value-type="string" calcext:value-type="string">
            <text:p>Bivar Inc</text:p>
          </table:table-cell>
          <table:table-cell office:value-type="string" calcext:value-type="string">
            <text:p>Round #8 Nylon Spacer</text:p>
          </table:table-cell>
          <table:table-cell office:value-type="string" calcext:value-type="string">
            <text:p>Digikey</text:p>
          </table:table-cell>
          <table:table-cell office:value-type="float" office:value="18" calcext:value-type="float">
            <text:p>18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<text:a xlink:href="http://www.digikey.com/product-detail/en/bivar-inc/9912-187/492-1118-ND/586438" xlink:type="simple">http://www.digikey.com/product-detail/en/bivar-inc/9912-187/492-1118-ND/586438</text:a></text:p>
          </table:table-cell>
          <table:table-cell/>
        </table:table-row>
        <table:table-row table:style-name="ro2">
          <table:table-cell office:value-type="string" calcext:value-type="string">
            <text:p>New BBB box</text:p>
          </table:table-cell>
          <table:table-cell office:value-type="string" calcext:value-type="string">
            <text:p>Hammond Manufacturing</text:p>
          </table:table-cell>
          <table:table-cell office:value-type="string" calcext:value-type="string">
            <text:p>RL6555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7.85" calcext:value-type="float">
            <text:p>7.85</text:p>
          </table:table-cell>
          <table:table-cell office:value-type="string" calcext:value-type="string">
            <text:p><text:a xlink:href="http://www.digikey.com/product-detail/en/hammond-manufacturing/RL6555/HM1076-ND/2094814" xlink:type="simple">http://www.digikey.com/product-detail/en/hammond-manufacturing/RL6555/HM1076-ND/2094814</text:a></text:p>
          </table:table-cell>
          <table:table-cell/>
        </table:table-row>
        <table:table-row table:style-name="ro3" table:number-rows-repeated="5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66cc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6.69pt" fo:margin-right="56.6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/00/0000</text:date>, <text:time style:data-style-name="N2" text:time-value="10:21:13.9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3:50:20.160000000</meta:creation-date>
    <dc:date>2016-04-16T10:22:00.198000000</dc:date>
    <meta:editing-duration>P1DT7H21M12S</meta:editing-duration>
    <meta:editing-cycles>179</meta:editing-cycles>
    <meta:generator>LibreOffice/5.0.4.2$Windows_X86_64 LibreOffice_project/2b9802c1994aa0b7dc6079e128979269cf95bc78</meta:generator>
    <meta:document-statistic meta:table-count="1" meta:cell-count="103" meta:object-count="0"/>
  </office:meta>
</office:document-meta>
</file>